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Segoe UI" svg:font-family="'Segoe UI'" style:font-family-generic="swiss"/>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201cm" table:align="center"/>
    </style:style>
    <style:style style:name="Table1.A" style:family="table-column">
      <style:table-column-properties style:column-width="3.898cm"/>
    </style:style>
    <style:style style:name="Table1.B" style:family="table-column">
      <style:table-column-properties style:column-width="11.303cm"/>
    </style:style>
    <style:style style:name="Table1.1" style:family="table-row">
      <style:table-row-properties style:min-row-height="0.87cm"/>
    </style:style>
    <style:style style:name="Table1.A1" style:family="table-cell">
      <style:table-cell-properties style:vertical-align="middle" fo:padding="0.097cm" fo:border-left="none" fo:border-right="none" fo:border-top="none" fo:border-bottom="0.035cm solid #000000"/>
    </style:style>
    <style:style style:name="Table1.A2" style:family="table-cell">
      <style:table-cell-properties style:vertical-align="" fo:padding="0.097cm" fo:border-left="none" fo:border-right="none" fo:border-top="none" fo:border-bottom="0.002cm solid #000000"/>
    </style:style>
    <style:style style:name="Table1.B2" style:family="table-cell">
      <style:table-cell-properties style:vertical-align="middle" fo:padding="0.097cm" fo:border-left="none" fo:border-right="none" fo:border-top="none" fo:border-bottom="0.002cm solid #000000"/>
    </style:style>
    <style:style style:name="Table1.3" style:family="table-row">
      <style:table-row-properties style:min-row-height="0.676cm"/>
    </style:style>
    <style:style style:name="Table2" style:family="table">
      <style:table-properties style:width="15.201cm" table:align="center"/>
    </style:style>
    <style:style style:name="Table2.A" style:family="table-column">
      <style:table-column-properties style:column-width="3.898cm"/>
    </style:style>
    <style:style style:name="Table2.B" style:family="table-column">
      <style:table-column-properties style:column-width="11.303cm"/>
    </style:style>
    <style:style style:name="Table2.1" style:family="table-row">
      <style:table-row-properties style:min-row-height="0.87cm"/>
    </style:style>
    <style:style style:name="Table2.A1" style:family="table-cell">
      <style:table-cell-properties style:vertical-align="middle" fo:padding="0.097cm" fo:border-left="none" fo:border-right="none" fo:border-top="none" fo:border-bottom="0.035cm solid #000000"/>
    </style:style>
    <style:style style:name="Table2.A2" style:family="table-cell">
      <style:table-cell-properties style:vertical-align="" fo:padding="0.097cm" fo:border-left="none" fo:border-right="none" fo:border-top="none" fo:border-bottom="0.002cm solid #000000"/>
    </style:style>
    <style:style style:name="Table2.B2" style:family="table-cell">
      <style:table-cell-properties style:vertical-align="middle" fo:padding="0.097cm" fo:border-left="none" fo:border-right="none" fo:border-top="none" fo:border-bottom="0.002cm solid #000000"/>
    </style:style>
    <style:style style:name="Table2.3" style:family="table-row">
      <style:table-row-properties style:min-row-height="0.676cm"/>
    </style:style>
    <style:style style:name="Table3" style:family="table">
      <style:table-properties style:width="15.201cm" table:align="center"/>
    </style:style>
    <style:style style:name="Table3.A" style:family="table-column">
      <style:table-column-properties style:column-width="3.898cm"/>
    </style:style>
    <style:style style:name="Table3.B" style:family="table-column">
      <style:table-column-properties style:column-width="11.303cm"/>
    </style:style>
    <style:style style:name="Table3.1" style:family="table-row">
      <style:table-row-properties style:min-row-height="0.87cm"/>
    </style:style>
    <style:style style:name="Table3.A1" style:family="table-cell">
      <style:table-cell-properties style:vertical-align="middle" fo:padding="0.097cm" fo:border-left="none" fo:border-right="none" fo:border-top="none" fo:border-bottom="0.035cm solid #000000"/>
    </style:style>
    <style:style style:name="Table3.A2" style:family="table-cell">
      <style:table-cell-properties style:vertical-align="" fo:padding="0.097cm" fo:border-left="none" fo:border-right="none" fo:border-top="none" fo:border-bottom="0.002cm solid #000000"/>
    </style:style>
    <style:style style:name="Table3.B2" style:family="table-cell">
      <style:table-cell-properties style:vertical-align="middle" fo:padding="0.097cm" fo:border-left="none" fo:border-right="none" fo:border-top="none" fo:border-bottom="0.002cm solid #000000"/>
    </style:style>
    <style:style style:name="Table3.3" style:family="table-row">
      <style:table-row-properties style:min-row-height="0.676cm"/>
    </style:style>
    <style:style style:name="Table4" style:family="table">
      <style:table-properties style:width="15.217cm" fo:margin-left="0.57cm" fo:margin-right="0.614cm" table:align="margins"/>
    </style:style>
    <style:style style:name="Table4.A" style:family="table-column">
      <style:table-column-properties style:column-width="3.928cm" style:rel-column-width="16917*"/>
    </style:style>
    <style:style style:name="Table4.B" style:family="table-column">
      <style:table-column-properties style:column-width="11.289cm" style:rel-column-width="48618*"/>
    </style:style>
    <style:style style:name="Table4.1" style:family="table-row">
      <style:table-row-properties style:min-row-height="0.87cm"/>
    </style:style>
    <style:style style:name="Table4.A1" style:family="table-cell">
      <style:table-cell-properties style:vertical-align="middle" fo:padding="0.097cm" fo:border-left="none" fo:border-right="none" fo:border-top="none" fo:border-bottom="0.035cm solid #000000"/>
    </style:style>
    <style:style style:name="Table4.A2" style:family="table-cell">
      <style:table-cell-properties style:vertical-align="" fo:padding="0.097cm" fo:border-left="none" fo:border-right="none" fo:border-top="none" fo:border-bottom="0.002cm solid #000000"/>
    </style:style>
    <style:style style:name="Table4.B2" style:family="table-cell">
      <style:table-cell-properties style:vertical-align="middle" fo:padding="0.097cm" fo:border-left="none" fo:border-right="none" fo:border-top="none" fo:border-bottom="0.002cm solid #000000"/>
    </style:style>
    <style:style style:name="Table4.3" style:family="table-row">
      <style:table-row-properties style:min-row-height="0.676cm"/>
    </style:style>
    <style:style style:name="Table5" style:family="table">
      <style:table-properties style:width="14.818cm" fo:margin-left="0.57cm" fo:margin-right="0.614cm" table:align="margins"/>
    </style:style>
    <style:style style:name="Table5.A" style:family="table-column">
      <style:table-column-properties style:column-width="3.824cm" style:rel-column-width="2168*"/>
    </style:style>
    <style:style style:name="Table5.B" style:family="table-column">
      <style:table-column-properties style:column-width="10.994cm" style:rel-column-width="6233*"/>
    </style:style>
    <style:style style:name="Table5.1" style:family="table-row">
      <style:table-row-properties style:min-row-height="0.87cm"/>
    </style:style>
    <style:style style:name="Table5.A1" style:family="table-cell">
      <style:table-cell-properties style:vertical-align="middle" fo:padding="0.097cm" fo:border-left="none" fo:border-right="none" fo:border-top="none" fo:border-bottom="0.035cm solid #000000"/>
    </style:style>
    <style:style style:name="Table5.A2" style:family="table-cell">
      <style:table-cell-properties style:vertical-align="" fo:padding="0.097cm" fo:border-left="none" fo:border-right="none" fo:border-top="none" fo:border-bottom="0.002cm solid #000000"/>
    </style:style>
    <style:style style:name="Table5.B2" style:family="table-cell">
      <style:table-cell-properties style:vertical-align="middle" fo:padding="0.097cm" fo:border-left="none" fo:border-right="none" fo:border-top="none" fo:border-bottom="0.002cm solid #000000"/>
    </style:style>
    <style:style style:name="Table5.3" style:family="table-row">
      <style:table-row-properties style:min-row-height="0.676cm"/>
    </style:style>
    <style:style style:name="Table6" style:family="table">
      <style:table-properties style:width="15.201cm" table:align="center"/>
    </style:style>
    <style:style style:name="Table6.A" style:family="table-column">
      <style:table-column-properties style:column-width="3.898cm"/>
    </style:style>
    <style:style style:name="Table6.B" style:family="table-column">
      <style:table-column-properties style:column-width="11.303cm"/>
    </style:style>
    <style:style style:name="Table6.1" style:family="table-row">
      <style:table-row-properties style:min-row-height="0.87cm"/>
    </style:style>
    <style:style style:name="Table6.A1" style:family="table-cell">
      <style:table-cell-properties style:vertical-align="middle" fo:padding="0.097cm" fo:border-left="none" fo:border-right="none" fo:border-top="none" fo:border-bottom="0.035cm solid #000000"/>
    </style:style>
    <style:style style:name="Table6.A2" style:family="table-cell">
      <style:table-cell-properties style:vertical-align="" fo:padding="0.097cm" fo:border-left="none" fo:border-right="none" fo:border-top="none" fo:border-bottom="0.002cm solid #000000"/>
    </style:style>
    <style:style style:name="Table6.B2" style:family="table-cell">
      <style:table-cell-properties style:vertical-align="middle" fo:padding="0.097cm" fo:border-left="none" fo:border-right="none" fo:border-top="none" fo:border-bottom="0.002cm solid #000000"/>
    </style:style>
    <style:style style:name="Table6.3" style:family="table-row">
      <style:table-row-properties style:min-row-height="0.676cm"/>
    </style:style>
    <style:style style:name="Table7" style:family="table">
      <style:table-properties style:width="15.201cm" table:align="center"/>
    </style:style>
    <style:style style:name="Table7.A" style:family="table-column">
      <style:table-column-properties style:column-width="3.898cm"/>
    </style:style>
    <style:style style:name="Table7.B" style:family="table-column">
      <style:table-column-properties style:column-width="11.303cm"/>
    </style:style>
    <style:style style:name="Table7.1" style:family="table-row">
      <style:table-row-properties style:min-row-height="0.87cm"/>
    </style:style>
    <style:style style:name="Table7.A1" style:family="table-cell">
      <style:table-cell-properties style:vertical-align="middle" fo:padding="0.097cm" fo:border-left="none" fo:border-right="none" fo:border-top="none" fo:border-bottom="0.035cm solid #000000"/>
    </style:style>
    <style:style style:name="Table7.A2" style:family="table-cell">
      <style:table-cell-properties style:vertical-align="" fo:padding="0.097cm" fo:border-left="none" fo:border-right="none" fo:border-top="none" fo:border-bottom="0.002cm solid #000000"/>
    </style:style>
    <style:style style:name="Table7.B2" style:family="table-cell">
      <style:table-cell-properties style:vertical-align="middle" fo:padding="0.097cm" fo:border-left="none" fo:border-right="none" fo:border-top="none" fo:border-bottom="0.002cm solid #000000"/>
    </style:style>
    <style:style style:name="Table7.3" style:family="table-row">
      <style:table-row-properties style:min-row-height="0.676cm"/>
    </style:style>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ize="15pt" fo:font-weight="bold" style:font-size-asian="15pt" style:font-weight-asian="bold" style:font-size-complex="15pt"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itle_5f_SE2">
      <style:paragraph-properties fo:line-height="100%"/>
    </style:style>
    <style:style style:name="P10" style:family="paragraph" style:parent-style-name="Title_5f_SE2">
      <style:paragraph-properties fo:margin-top="0cm" fo:margin-bottom="0cm" fo:line-height="100%"/>
    </style:style>
    <style:style style:name="P11" style:family="paragraph" style:parent-style-name="Title">
      <style:text-properties fo:language="en" fo:country="US"/>
    </style:style>
    <style:style style:name="P12" style:family="paragraph" style:parent-style-name="Table_20_Contents">
      <style:text-properties style:font-name="Palatino Linotype" fo:font-size="13pt"/>
    </style:style>
    <style:style style:name="P13" style:family="paragraph" style:parent-style-name="Table_20_Contents">
      <style:text-properties style:font-name="Palatino Linotype1" fo:font-size="13pt" fo:font-weight="bold" style:font-weight-asian="bold" style:font-weight-complex="bold"/>
    </style:style>
    <style:style style:name="P14" style:family="paragraph" style:parent-style-name="Contents_20_1">
      <style:paragraph-properties>
        <style:tab-stops>
          <style:tab-stop style:position="16.002cm" style:type="right" style:leader-style="dotted" style:leader-text="."/>
        </style:tab-stops>
      </style:paragraph-properties>
    </style:style>
    <style:style style:name="P15" style:family="paragraph" style:parent-style-name="Contents_20_3">
      <style:paragraph-properties>
        <style:tab-stops>
          <style:tab-stop style:position="15.004cm" style:type="right" style:leader-style="dotted" style:leader-text="."/>
        </style:tab-stops>
      </style:paragraph-properties>
    </style:style>
    <style:style style:name="P16" style:family="paragraph" style:parent-style-name="Caption">
      <style:paragraph-properties fo:margin-top="0.51cm" fo:margin-bottom="0.21cm" fo:text-align="center" style:justify-single-word="false"/>
    </style:style>
    <style:style style:name="P17" style:family="paragraph" style:parent-style-name="Caption">
      <style:paragraph-properties fo:margin-left="-0.4cm" fo:margin-right="0cm" fo:margin-top="0.109cm" fo:margin-bottom="0.21cm" fo:text-align="center" style:justify-single-word="false" fo:text-indent="0cm" style:auto-text-indent="false"/>
    </style:style>
    <style:style style:name="P18" style:family="paragraph" style:parent-style-name="Contents_20_2">
      <style:paragraph-properties>
        <style:tab-stops>
          <style:tab-stop style:position="15.503cm" style:type="right" style:leader-style="dotted" style:leader-text="."/>
        </style:tab-stops>
      </style:paragraph-properties>
    </style:style>
    <style:style style:name="P19" style:family="paragraph" style:parent-style-name="Standard" style:master-page-name="frontPageRasd">
      <style:paragraph-properties fo:text-align="center" style:justify-single-word="false" style:page-number="auto"/>
    </style:style>
    <style:style style:name="P20" style:family="paragraph" style:parent-style-name="Standard" style:master-page-name="Index">
      <style:paragraph-properties fo:text-align="center" style:justify-single-word="false" style:page-number="auto"/>
    </style:style>
    <style:style style:name="P21" style:family="paragraph" style:parent-style-name="Heading_20_1" style:master-page-name="Standard">
      <style:paragraph-properties style:page-number="1"/>
    </style:style>
    <style:style style:name="P22" style:family="paragraph" style:parent-style-name="Heading_20_1">
      <style:paragraph-properties fo:break-before="page"/>
    </style:style>
    <style:style style:name="P23" style:family="paragraph" style:parent-style-name="Heading_20_2">
      <style:text-properties fo:language="en" fo:country="US"/>
    </style:style>
    <style:style style:name="P24" style:family="paragraph" style:parent-style-name="Table_20_Contents">
      <style:text-properties style:font-name="Palatino Linotype" fo:font-size="13pt"/>
    </style:style>
    <style:style style:name="P25" style:family="paragraph" style:parent-style-name="Table_20_Contents">
      <style:text-properties style:font-name="Palatino Linotype" fo:font-size="13pt" fo:font-weight="bold" style:font-weight-asian="bold" style:font-weight-complex="bold"/>
    </style:style>
    <style:style style:name="P26" style:family="paragraph" style:parent-style-name="Table_20_Contents">
      <style:text-properties style:font-name="Palatino Linotype1" fo:font-size="13pt" fo:font-weight="bold" style:font-weight-asian="bold" style:font-weight-complex="bold"/>
    </style:style>
    <style:style style:name="P27" style:family="paragraph" style:parent-style-name="Text_20_body" style:list-style-name="L1">
      <style:text-properties fo:language="en" fo:country="US"/>
    </style:style>
    <style:style style:name="P28" style:family="paragraph" style:parent-style-name="Text_20_body" style:list-style-name="L5">
      <style:text-properties fo:language="en" fo:country="US"/>
    </style:style>
    <style:style style:name="P29" style:family="paragraph" style:parent-style-name="Text_20_body" style:list-style-name="L2"/>
    <style:style style:name="P30" style:family="paragraph" style:parent-style-name="Text_20_body">
      <style:text-properties fo:font-weight="bold" style:font-weight-asian="bold" style:font-weight-complex="bold"/>
    </style:style>
    <style:style style:name="P31" style:family="paragraph" style:parent-style-name="Text_20_body" style:list-style-name="L2">
      <style:text-properties fo:font-weight="bold" style:font-weight-asian="bold" style:font-weight-complex="bold"/>
    </style:style>
    <style:style style:name="P32" style:family="paragraph" style:parent-style-name="Text_20_body" style:list-style-name="L9">
      <style:text-properties fo:font-weight="bold" style:font-weight-asian="bold" style:font-weight-complex="bold"/>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4">
      <style:text-properties fo:font-weight="normal" style:font-weight-asian="normal" style:font-weight-complex="normal"/>
    </style:style>
    <style:style style:name="P36" style:family="paragraph" style:parent-style-name="Text_20_body" style:list-style-name="L9">
      <style:text-properties fo:font-weight="normal" style:font-weight-asian="normal" style:font-weight-complex="normal"/>
    </style:style>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9">
      <style:text-properties style:font-name="cmbx122" fo:font-weight="normal" style:font-weight-asian="normal" style:font-weight-complex="normal"/>
    </style:style>
    <style:style style:name="P42" style:family="paragraph" style:parent-style-name="Text_20_body" style:list-style-name="L9">
      <style:paragraph-properties>
        <style:tab-stops>
          <style:tab-stop style:position="1.646cm"/>
        </style:tab-stops>
      </style:paragraph-properties>
      <style:text-properties style:font-name="cmbx122"/>
    </style:style>
    <style:style style:name="P43" style:family="paragraph" style:parent-style-name="Text_20_body" style:list-style-name="L10"/>
    <style:style style:name="P44" style:family="paragraph" style:parent-style-name="Text_20_body" style:list-style-name="L11"/>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 style:family="paragraph">
      <style:paragraph-properties fo:margin-left="0cm" fo:margin-right="0cm" fo:margin-top="0cm" fo:margin-bottom="0cm" fo:line-height="100%" fo:text-align="center" fo:text-indent="0cm">
        <style:tab-stops/>
      </style:paragraph-properties>
    </style:style>
    <style:style style:name="P4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eeSans" fo:font-size="12pt" fo:language="en" fo:country="US" fo:font-style="normal" fo:text-shadow="none" style:text-underline-style="solid" style:text-underline-width="auto" style:text-underline-color="font-color" fo:font-weight="normal" style:letter-kerning="true" style:font-name-asian="Tahoma" style:font-size-asian="12pt"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eeSans" fo:font-size="8pt" fo:language="en" fo:country="US"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tab-stops/>
      </style:paragraph-properties>
    </style:style>
    <style:style style:name="P53" style:family="paragraph">
      <style:paragraph-properties fo:margin-left="0cm" fo:margin-right="0cm" fo:margin-top="0cm" fo:margin-bottom="0cm" fo:line-height="100%"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18pt" fo:language="en" fo:country="US" fo:font-weight="normal" style:font-size-asian="18pt" style:font-weight-asian="normal" style:font-size-complex="18pt" style:font-weight-complex="normal"/>
    </style:style>
    <style:style style:name="T3" style:family="text">
      <style:text-properties style:font-name="Times New Roman" fo:font-size="20pt" fo:language="en" fo:country="US" fo:font-weight="normal" style:font-size-asian="20pt" style:font-weight-asian="normal" style:font-size-complex="20pt" style:font-weight-complex="normal"/>
    </style:style>
    <style:style style:name="T4" style:family="text">
      <style:text-properties fo:font-size="16pt" fo:language="en" fo:country="US" fo:font-weight="normal" style:font-size-asian="16pt" style:font-weight-asian="normal" style:font-size-complex="16pt"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font-name="cmbx122" fo:font-size="28pt" fo:language="en" fo:country="US" fo:font-weight="normal" style:font-size-asian="28pt" style:font-weight-asian="normal" style:font-size-complex="28pt" style:font-weight-complex="normal"/>
    </style:style>
    <style:style style:name="T8" style:family="text">
      <style:text-properties style:font-name="cmbx122" fo:font-weight="normal" style:font-weight-asian="normal" style:font-weight-complex="normal"/>
    </style:style>
    <style:style style:name="T9" style:family="text">
      <style:text-properties style:font-name="cmr12" fo:font-size="16pt" fo:language="en" fo:country="US" fo:font-weight="normal" style:font-size-asian="16pt" style:font-weight-asian="normal" style:font-size-complex="16pt" style:font-weight-complex="normal"/>
    </style:style>
    <style:style style:name="T10" style:family="text">
      <style:text-properties style:font-name="cmr12" fo:font-size="16pt" fo:font-weight="normal" style:font-size-asian="16pt" style:font-weight-asian="normal" style:font-size-complex="16pt" style:font-weight-complex="normal"/>
    </style:style>
    <style:style style:name="T11" style:family="text">
      <style:text-properties style:font-name="cmr12" fo:font-size="18pt" fo:language="en" fo:country="US" fo:font-weight="normal" style:font-size-asian="18pt" style:font-weight-asian="normal" style:font-size-complex="18pt" style:font-weight-complex="normal"/>
    </style:style>
    <style:style style:name="T12" style:family="text">
      <style:text-properties style:font-name="Palatino Linotype1" fo:font-size="16pt" fo:language="en" fo:country="US" fo:font-weight="normal" style:font-size-asian="16pt" style:font-weight-asian="normal" style:font-size-complex="16pt" style:font-weight-complex="normal"/>
    </style:style>
    <style:style style:name="T13" style:family="text">
      <style:text-properties fo:font-size="12pt" style:font-size-asian="12pt" style:font-size-complex="12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font-name="FreeSans" fo:font-size="12pt" fo:language="en" fo:country="US" fo:font-style="normal" fo:text-shadow="none" style:text-underline-style="solid" style:text-underline-width="auto" style:text-underline-color="font-color" fo:font-weight="normal" style:letter-kerning="true" style:font-name-asian="Tahoma" style:font-size-asian="12pt"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style:style>
    <style:style style:name="T20" style:family="text">
      <style:text-properties fo:color="#1c1c1c" style:text-outline="false" style:text-line-through-style="none" style:font-name="Arial1"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1" style:family="text">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tyle:run-through="foreground" style:wrap="none" style:vertical-pos="from-top" style:vertical-rel="paragraph" style:horizontal-pos="center" style:horizontal-rel="char" draw:wrap-influence-on-position="once-concurrent" style:flow-with-text="false"/>
    </style:style>
    <style:style style:name="gr2" style:family="graphic">
      <style:graphic-properties draw:stroke="solid" draw:stroke-dash="Dash_20_3" svg:stroke-width="0cm" svg:stroke-color="#1c1c1c"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padding-top="0.125cm" fo:padding-bottom="0.125cm" fo:padding-left="0.25cm" fo:padding-right="0.25cm" fo:wrap-option="no-wrap" draw:shadow="hidden" draw:shadow-offset-x="0.3cm" draw:shadow-offset-y="0.3cm" draw:shadow-color="#808080" style:run-through="foreground"/>
    </style:style>
    <style:style style:name="gr3" style:family="graphic">
      <style:graphic-properties draw:stroke="solid" draw:stroke-dash="Dash_20_4" svg:stroke-width="0cm" svg:stroke-color="#1c1c1c" draw:marker-start="" draw:marker-start-width="0.3cm" draw:marker-start-center="false" draw:marker-end="" draw:marker-end-width="0.3cm" draw:marker-end-center="false" draw:fill="none" draw:fill-color="#99cc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5" svg:stroke-width="0cm" svg:stroke-color="#1c1c1c" draw:marker-start="" draw:marker-start-width="0.3cm" draw:marker-start-center="false" draw:marker-end="" draw:marker-end-width="0.3cm" draw:marker-end-center="false" draw:fill="none" draw:fill-color="#99cc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6" svg:stroke-width="0cm" svg:stroke-color="#1c1c1c"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6" style:family="graphic">
      <style:graphic-properties draw:stroke="solid" draw:stroke-dash="Dash_20_7"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8"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9"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0"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none" style:vertical-pos="from-top" style:vertical-rel="paragraph" style:horizontal-pos="center" style:horizontal-rel="page" draw:wrap-influence-on-position="once-concurrent" style:flow-with-text="false"/>
    </style:style>
    <style:style style:name="gr12" style:family="graphic">
      <style:graphic-properties draw:stroke="solid" draw:stroke-dash="Dash_20_11" svg:stroke-width="0cm" svg:stroke-color="#1c1c1c"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dash" draw:stroke-dash="Fine_20_Dashed_20__28_var_29_" svg:stroke-width="0cm" svg:stroke-color="#1c1c1c" draw:marker-start="" draw:marker-start-width="0.199cm" draw:marker-start-center="false" draw:marker-end="Arrow" draw:marker-end-width="0.3cm" draw:marker-end-center="false" draw:fill="none" draw:fill-color="#cfe7f5" draw:fill-image-width="0cm" draw:fill-image-height="0cm" draw:textarea-horizontal-align="center" draw:textarea-vertical-align="bottom" draw:fit-to-size="false" fo:padding-top="-0.096cm" fo:padding-bottom="0cm" fo:padding-left="0.25cm" fo:padding-right="0.25cm" draw:shadow="hidden" draw:shadow-offset-x="0.199cm" draw:shadow-offset-y="0.199cm" draw:shadow-color="#808080" style:run-through="foreground"/>
    </style:style>
    <style:style style:name="gr14" style:family="graphic">
      <style:graphic-properties draw:stroke="solid" draw:stroke-dash="Fine_20_Dashed_20__28_var_29_"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Fine_20_Dashed_20__28_var_29_" svg:stroke-width="0cm" svg:stroke-color="#1c1c1c" draw:marker-start="" draw:marker-start-width="0.199cm" draw:marker-start-center="false" draw:marker-end="Arrow" draw:marker-end-width="0.3cm" draw:marker-end-center="false" draw:fill="none" draw:fill-color="#cfe7f5" draw:fill-image-width="0cm" draw:fill-image-height="0cm" draw:textarea-horizontal-align="center" draw:textarea-vertical-align="bottom" draw:fit-to-size="false" fo:padding-top="-0.096cm" fo:padding-bottom="0cm" fo:padding-left="0.25cm" fo:padding-right="0.25cm" draw:shadow="hidden" draw:shadow-offset-x="0.199cm" draw:shadow-offset-y="0.199cm" draw:shadow-color="#808080" style:run-through="foreground"/>
    </style:style>
    <style:style style:name="gr16" style:family="graphic">
      <style:graphic-properties draw:stroke="none" draw:stroke-dash="Dash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4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2" svg:stroke-width="0cm" svg:stroke-color="#1c1c1c"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padding-top="0.125cm" fo:padding-bottom="0.125cm" fo:padding-left="0.25cm" fo:padding-right="0.25cm" fo:wrap-option="no-wrap" draw:shadow="hidden" draw:shadow-offset-x="0.3cm" draw:shadow-offset-y="0.3cm" draw:shadow-color="#808080" style:run-through="foreground"/>
    </style:style>
    <style:style style:name="gr18" style:family="graphic">
      <style:graphic-properties draw:stroke="dash" draw:stroke-dash="Fine_20_Dashed_20__28_var_29_" svg:stroke-width="0cm" svg:stroke-color="#000000" draw:marker-start="" draw:marker-start-width="0.199cm" draw:marker-start-center="false" draw:marker-end="Arrow" draw:marker-end-width="0.3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_20_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48cm" fo:min-width="2.14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itle_5f_SE"><text:span text:style-name="T9">POLITECNICO DI MILANO</text:span></text:span></text:p>
      <text:p text:style-name="P11"><text:span text:style-name="Title_5f_SE"><text:span text:style-name="T10">SOFTWARE ENGINEERING 2</text:span></text:span></text:p>
      <text:p text:style-name="Title_5f_SE2"><text:span text:style-name="Title_5f_SE"><text:span text:style-name="T1"/></text:span></text:p>
      <text:p text:style-name="Title_5f_SE2"><text:span text:style-name="Title_5f_SE"><text:span text:style-name="T1"/></text:span></text:p>
      <text:p text:style-name="P9"><text:span text:style-name="Title_5f_SE"><text:span text:style-name="T7">Requirements Analysis </text:span></text:span></text:p>
      <text:p text:style-name="P10"><text:span text:style-name="Title_5f_SE"><text:span text:style-name="T7">and</text:span></text:span></text:p>
      <text:p text:style-name="Title_5f_SE2"><text:span text:style-name="Title_5f_SE"><text:span text:style-name="T7"><text:s/>Specification Document</text:span></text:span></text:p>
      <text:p text:style-name="Title"><text:span text:style-name="Title_5f_SE"><text:span text:style-name="T3"/></text:span></text:p>
      <text:p text:style-name="Title_5f_SE2"><text:span text:style-name="Title_5f_SE"><text:span text:style-name="T1"/></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12">Mirjam Škarica</text:span></text:span></text:p>
      <text:p text:style-name="P3"><text:span text:style-name="Title_5f_SE"><text:span text:style-name="T11"/></text:span></text:p>
      <text:p text:style-name="P4"><text:span text:style-name="Title_5f_SE"><text:span text:style-name="T11"/></text:span></text:p>
      <text:p text:style-name="P4"><text:span text:style-name="Title_5f_SE"><text:span text:style-name="T9">Milan, November 2014.</text:span></text:span></text:p>
      <text:p text:style-name="P20"><text:span text:style-name="Title_5f_SE"><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 Introduction<text:tab/>1</text:p>
          <text:p text:style-name="P18">1.1 Purpose<text:tab/>1</text:p>
          <text:p text:style-name="P18">1.2 Scope<text:tab/>1</text:p>
          <text:p text:style-name="P18">1.3 Glossary<text:tab/>2</text:p>
          <text:p text:style-name="P14">2. Overall description<text:tab/>4</text:p>
          <text:p text:style-name="P18">2.1 Product perspective<text:tab/>4</text:p>
          <text:p text:style-name="P18">2.2 Identifying stakeholders<text:tab/>4</text:p>
          <text:p text:style-name="P18">2.3 User Characteristics<text:tab/>5</text:p>
          <text:p text:style-name="P18">2.4 Actors identifying<text:tab/>5</text:p>
          <text:p text:style-name="P18">2.5 Goals<text:tab/>5</text:p>
          <text:p text:style-name="P18">2.6 Domain properties<text:tab/>6</text:p>
          <text:p text:style-name="P18">2.7 Assumptions<text:tab/>7</text:p>
          <text:p text:style-name="P14">3. Requirements<text:tab/>8</text:p>
          <text:p text:style-name="P18">3.1 Functional requirements<text:tab/>8</text:p>
          <text:p text:style-name="P18">3.2 Non-functional requirements<text:tab/>9</text:p>
          <text:p text:style-name="P14">4. Scenarios<text:tab/>10</text:p>
          <text:p text:style-name="P14">5. UML models<text:tab/>12</text:p>
          <text:p text:style-name="P18">5.1 Use Case<text:tab/>12</text:p>
          <text:p text:style-name="P15">5.1.1 Accessing the application<text:tab/>12</text:p>
          <text:p text:style-name="P15">5.1.2 Managing events<text:tab/>15</text:p>
          <text:p text:style-name="P15">5.1.2 Managing invitations<text:tab/>18</text:p>
        </text:index-body>
      </text:table-of-content>
      <text:p text:style-name="P2"><text:span text:style-name="Title_5f_SE"><text:span text:style-name="T2"/></text:span></text:p>
      <text:h text:style-name="P21" text:outline-level="1"><text:span text:style-name="T1">1</text:span>. Introduction</text:h>
      <text:h text:style-name="P23" text:outline-level="2">1.1 Purpose</text:h>
      <text:p text:style-name="P5">The purpose of this document is to provide a comprehensive description of the MeteoCal system. It's aim is to communicate what the software should do and identify the capabilities and characteristics of the system being developed. This document is meant for everyone included in the production of the software.</text:p>
      <text:p text:style-name="P5"/>
      <text:h text:style-name="P23" text:outline-level="2">1.2 Scope</text:h>
      <text:p text:style-name="P5">The aim of this project is to develop and implement MeteoCal, a weather based online calendar for helping people schedule their personal events and avoiding bad weather conditions in case of outdoor activities.</text:p>
      <text:p text:style-name="P5">The developed system should allow the registration of new users. Users, once logged in, should be able to:</text:p>
      <text:list xml:id="list8678246403805969423" text:style-name="L1">
        <text:list-item>
          <text:p text:style-name="P27">create, delete and update events</text:p>
        </text:list-item>
        <text:list-item>
          <text:p text:style-name="P27">accept or decline event invitations from other users</text:p>
        </text:list-item>
        <text:list-item>
          <text:p text:style-name="P27">receive and read notifications about the events they are participating in</text:p>
        </text:list-item>
      </text:list>
      <text:p text:style-name="P5">Each event should contain information about the location, the time and whether it is an outdoor or an indoor event. Only the user who created the <text:soft-page-break/>event (the organizer) will be able to update and delete the said event. He is also the only one who can invite other users to the event upon event's creation. Invited users can only either accept or decline the invitation.</text:p>
      <text:p text:style-name="P5">Whenever an event is saved, the system should automatically enrich the event with weather forecast information, if available. Also, in case of bad weather conditions for outdoor events, the system should notify all participants one day before the event. Notifications will be received by the users when they log into the system.</text:p>
      <text:p text:style-name="P5"/>
      <text:h text:style-name="Heading_20_2" text:outline-level="2">1.3 Glossary</text:h>
      <text:p text:style-name="Text_20_body">The following are the definitions of some commonly used phrases throughout the document:</text:p>
      <text:list xml:id="list1220988923405663320" text:style-name="L2">
        <text:list-item>
          <text:p text:style-name="P29"><text:span text:style-name="T6">Calendar: </text:span>a graphical representation of a chart showing the days, weeks, and months of a particular year and possibly also events taking place on those days</text:p>
        </text:list-item>
        <text:list-item>
          <text:p text:style-name="P29"><text:span text:style-name="T6">Event:</text:span><text:span text:style-name="T5"> a planned social occasion organized by a user. It is classified either as an outdoor or an indoor activity and has a specified location, start time and duration</text:span></text:p>
        </text:list-item>
        <text:list-item>
          <text:p text:style-name="P31">Guest:<text:span text:style-name="T5"> a person accessing a system that has either never registered of hasn't logged in yet. Guest has only two available options, to log in or to register for the first time.</text:span></text:p>
        </text:list-item>
        <text:list-item>
          <text:p text:style-name="P31">Invitation:<text:span text:style-name="T5"> organizer's event participation request sent out to other users. A user who receives an invitation can either accept or reject it.</text:span></text:p>
        </text:list-item>
        <text:list-item>
          <text:p text:style-name="P29"><text:span text:style-name="T6">Organizer:</text:span><text:span text:style-name="T5"> (of an event) a user who created that particular event</text:span></text:p>
        </text:list-item>
        <text:list-item>
          <text:p text:style-name="P29"><text:soft-page-break/><text:span text:style-name="T6">Participant:</text:span><text:span text:style-name="T5"> (of a specific event) a user who accepted organizer's invitation to that particular event</text:span></text:p>
        </text:list-item>
        <text:list-item>
          <text:p text:style-name="P31">User: <text:span text:style-name="T5">a person already registered and logged into the system.</text:span></text:p>
        </text:list-item>
        <text:list-item>
          <text:p text:style-name="P29"><text:span text:style-name="T6">Weather:</text:span><text:span text:style-name="T5"> the state of the atmosphere at a given time and place. In this document it will be used in conjunction with phrases 'good' and 'bad' to describe suitable and not suitable weather, respectively, for the event in question</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text:h>
      <text:h text:style-name="Heading_20_1" text:outline-level="1">2. Overall description</text:h>
      <text:h text:style-name="Heading_20_2" text:outline-level="2">2.1 Product perspective</text:h>
      <text:p text:style-name="Text_20_body">MeteoCal is a web application that provides users a service described in section <text:a xlink:type="simple" xlink:href="#1.2.1.2 Scope|outline" text:style-name="Internet_20_link" text:visited-style-name="Visited_20_Internet_20_Link">1.2</text:a>. The software will be developed using a server-client model. The server side contains the application's logic and is used to interact with permanent storage, <text:s/>serve pages to the client and process user input. The web client consists of dynamic web pages which provide an easy-to-use graphical interface and the web browser <text:s/>through which they are accessed.</text:p>
      <text:p text:style-name="Text_20_body">Considering MeteoCal is a web app, it is platform independent. The only requirement is users having a web browser installed on the device of their choice.</text:p>
      <text:h text:style-name="Heading_20_2" text:outline-level="2">2.2 Identifying stakeholders</text:h>
      <text:p text:style-name="Text_20_body">There are tree distinct interest groups of people regarding this project:</text:p>
      <text:list xml:id="list93911006966024997" text:style-name="L3">
        <text:list-item>
          <text:p text:style-name="P33"><text:span text:style-name="T5">The </text:span><text:span text:style-name="T6">professors</text:span> who have assigned the project and who expect it to be developed in a way which satisfies the given requirements respecting the given deadlines. Their interests go beyond just working software, they are interested in conveying an thorough understanding of the underlying development process</text:p>
        </text:list-item>
        <text:list-item>
          <text:p text:style-name="P33"><text:soft-page-break/>The <text:span text:style-name="T6">users</text:span> who will use the application and rely on it for scheduling and managing the events they are participating in</text:p>
        </text:list-item>
        <text:list-item>
          <text:p text:style-name="P33">The <text:span text:style-name="T6">developer </text:span>group, in this case one person, responsible for the actual design and development of the software</text:p>
          <text:p text:style-name="P33"/>
        </text:list-item>
      </text:list>
      <text:h text:style-name="Heading_20_2" text:outline-level="2">2.3 User Characteristics</text:h>
      <text:p text:style-name="Text_20_body">MeteoCal is expected to have users across a wide range of demographics, meaning users of any age, gender and educational background. Still, because of the ubiquitous nature of internet and social media, it is assumed that people using our software do have the basic web browsing skills. </text:p>
      <text:p text:style-name="Text_20_body"/>
      <text:h text:style-name="Heading_20_2" text:outline-level="2">2.4 Actors identifying</text:h>
      <text:p text:style-name="Text_20_body">Two possible actors interacting with our system are the following:</text:p>
      <text:list xml:id="list3823229513587859858" text:style-name="L4">
        <text:list-item>
          <text:p text:style-name="P34"><text:span text:style-name="T6">Guest:</text:span> <text:span text:style-name="T5">person accessing a system that has either never registered of hasn't logged in yet. Guest can only access the initial page from where he has only two available options, to log in or to sign up for the first time.</text:span></text:p>
        </text:list-item>
        <text:list-item>
          <text:p text:style-name="P34"><text:span text:style-name="T6">User: </text:span><text:span text:style-name="T5">a person already registered and logged into the system. User can use all of the features offered by the application</text:span></text:p>
          <text:p text:style-name="P35"/>
        </text:list-item>
      </text:list>
      <text:h text:style-name="Heading_20_2" text:outline-level="2">2.5 Goals</text:h>
      <text:p text:style-name="P5">Having possible users in mind, MeteoCal should have these features:</text:p>
      <text:list xml:id="list8030973430453834175" text:style-name="L5">
        <text:list-item>
          <text:p text:style-name="P28"><text:soft-page-break/>registering new users</text:p>
        </text:list-item>
        <text:list-item>
          <text:p text:style-name="P28">managing weather information for all events</text:p>
        </text:list-item>
        <text:list-item>
          <text:p text:style-name="P28">sending weather based notifications regarding an event to all of it's participants</text:p>
        </text:list-item>
        <text:list-item>
          <text:p text:style-name="P28">for each user it should provide a calendar</text:p>
        </text:list-item>
        <text:list-item>
          <text:p text:style-name="P28">for each user it should provide following actions:</text:p>
          <text:list>
            <text:list-item>
              <text:p text:style-name="P28">creating new events</text:p>
            </text:list-item>
            <text:list-item>
              <text:p text:style-name="P28">modifying and deleting events which they created themselves</text:p>
            </text:list-item>
            <text:list-item>
              <text:p text:style-name="P28">inviting other users to events which they created themselves</text:p>
            </text:list-item>
            <text:list-item>
              <text:p text:style-name="P28">accepting or declining event invitations</text:p>
              <text:p text:style-name="P28"/>
            </text:list-item>
          </text:list>
        </text:list-item>
      </text:list>
      <text:h text:style-name="Heading_20_2" text:outline-level="2">2.6 Domain properties</text:h>
      <text:p text:style-name="Text_20_body">We suppose that these conditions hold in the analyzed world:</text:p>
      <text:list xml:id="list7428454589629669669" text:style-name="L6">
        <text:list-item>
          <text:p text:style-name="P37">each event is held in one specific location and at one specific time</text:p>
        </text:list-item>
        <text:list-item>
          <text:p text:style-name="P37">each event is either outdoor or indoor</text:p>
        </text:list-item>
        <text:list-item>
          <text:p text:style-name="P37">a user creating the event knows and provides correct information needed about the event (time, place, indoor/outdoor)</text:p>
        </text:list-item>
        <text:list-item>
          <text:p text:style-name="P37">a user knows the usernames of other users he wishes to invite</text:p>
        </text:list-item>
        <text:list-item>
          <text:p text:style-name="P37">a user creating the event is considered a participant</text:p>
        </text:list-item>
        <text:list-item>
          <text:p text:style-name="P37">a user will want to create only future events</text:p>
        </text:list-item>
        <text:list-item>
          <text:p text:style-name="P37">a person can be only in one place at a specific point in time</text:p>
        </text:list-item>
        <text:list-item>
          <text:p text:style-name="P37">a user can receive a lot of invitations for events happening at the same <text:soft-page-break/>time, but can only accept one </text:p>
        </text:list-item>
        <text:list-item>
          <text:p text:style-name="P37">weather forecasts are reliable</text:p>
        </text:list-item>
      </text:list>
      <text:h text:style-name="Heading_20_2" text:outline-level="2">2.7 Assumptions</text:h>
      <text:p text:style-name="Text_20_body">Considering that there were some ambiguities in the specification document, the following facts are assumed:</text:p>
      <text:list xml:id="list7456755255077772562" text:style-name="L7">
        <text:list-item>
          <text:p text:style-name="P38">weather forecast is checked 2 times. First, upon event creation in order to enrich the created event, and second time is one day before the event. </text:p>
        </text:list-item>
      </text:list>
      <text:list xml:id="list7491770970454221745" text:style-name="L8">
        <text:list-item>
          <text:p text:style-name="P39">bad weather means any weather that is unpleasantly cold, damp or windy </text:p>
        </text:list-item>
        <text:list-item>
          <text:p text:style-name="P39">users can accept, reject or leave invitation pending</text:p>
          <text:p text:style-name="P39"/>
        </text:list-item>
      </text:list>
      <text:h text:style-name="Heading_20_2" text:outline-level="2"/>
      <text:h text:style-name="P22" text:outline-level="1">3. Requirements</text:h>
      <text:p text:style-name="Text_20_body">Assuming the domain properties stated in section 2.6 hold, we can derive software requirements from the goals defined in section 2.5. </text:p>
      <text:p text:style-name="Text_20_body"/>
      <text:h text:style-name="Heading_20_2" text:outline-level="2">3.1 Functional requirements</text:h>
      <text:p text:style-name="Text_20_body">Functional requirements are defined for the system and for each actor identified in 2.4.</text:p>
      <text:list xml:id="list2764071602385031596" text:style-name="L9">
        <text:list-item>
          <text:p text:style-name="P40"><text:span text:style-name="T5">For a </text:span><text:span text:style-name="T6">Guest </text:span><text:span text:style-name="T5">the system has to provide 2 functionalists:</text:span></text:p>
          <text:list>
            <text:list-item>
              <text:p text:style-name="P40"><text:span text:style-name="T8">sign up: </text:span><text:span text:style-name="T5">a guest will have to provide some basic information like a username and a password in order to be registered as a user</text:span></text:p>
            </text:list-item>
            <text:list-item>
              <text:p text:style-name="P40"><text:span text:style-name="T8">log in: </text:span><text:span text:style-name="T5">after entering correct identification information ( username and password) the guest will be logged in and redirected to his homepage</text:span></text:p>
              <text:p text:style-name="P36"/>
            </text:list-item>
          </text:list>
        </text:list-item>
        <text:list-item>
          <text:p text:style-name="P40"><text:span text:style-name="T5">For a </text:span><text:span text:style-name="T6">User</text:span><text:span text:style-name="T5"> the system has to provide the following functionality:</text:span></text:p>
          <text:list>
            <text:list-item>
              <text:p text:style-name="P32">Sign out</text:p>
            </text:list-item>
            <text:list-item>
              <text:p text:style-name="P41">View and browse his calendar : </text:p>
              <text:list>
                <text:list-item>
                  <text:p text:style-name="P36">the user has to have the ability to access his calendar at any time, browse through it, and display all the events for a particular day by clicking on the desired date in the calendar </text:p>
                </text:list-item>
              </text:list>
            </text:list-item>
            <text:list-item>
              <text:p text:style-name="P41"><text:soft-page-break/>Managing events:</text:p>
              <text:list>
                <text:list-item>
                  <text:p text:style-name="P36">- create a new event</text:p>
                </text:list-item>
                <text:list-item>
                  <text:p text:style-name="P36">- update events which users themselves created</text:p>
                </text:list-item>
                <text:list-item>
                  <text:p text:style-name="P36">- delete events which users themselves created</text:p>
                </text:list-item>
                <text:list-item>
                  <text:p text:style-name="P36">- invite other users to events <text:s/>which users themselves created</text:p>
                </text:list-item>
              </text:list>
            </text:list-item>
            <text:list-item>
              <text:p text:style-name="P41">Manage invitations:</text:p>
              <text:list>
                <text:list-item>
                  <text:p text:style-name="P40">- view received invitations</text:p>
                </text:list-item>
                <text:list-item>
                  <text:p text:style-name="P40">- accept or decline invitations</text:p>
                </text:list-item>
              </text:list>
            </text:list-item>
            <text:list-item>
              <text:p text:style-name="P42">Manage notifications:</text:p>
              <text:list>
                <text:list-item>
                  <text:p text:style-name="P40">- view weather based notifications about the events the users are participating in</text:p>
                </text:list-item>
              </text:list>
            </text:list-item>
          </text:list>
        </text:list-item>
        <text:list-item>
          <text:p text:style-name="P40">The <text:span text:style-name="T6">system</text:span><text:span text:style-name="T5"> should :</text:span></text:p>
          <text:list>
            <text:list-item>
              <text:p text:style-name="P36">Enrich the event with weather information upon it's creation</text:p>
            </text:list-item>
            <text:list-item>
              <text:p text:style-name="P36">Update the weather forecast one day before the event and notify all participants in case of bad weather conditions</text:p>
            </text:list-item>
          </text:list>
        </text:list-item>
      </text:list>
      <text:p text:style-name="Text_20_body"/>
      <text:h text:style-name="Heading_20_2" text:outline-level="2">3.2 Non-functional requirements</text:h>
      <text:p text:style-name="Text_20_body"><text:span text:style-name="T6">User Interface</text:span><text:span text:style-name="T15"> of the web application should be intuitive so even the non-technically savvy users can use the system as simply and efficiently as possible. </text:span><text:span text:style-name="T15"><office:annotation><dc:creator>alojzije </dc:creator><dc:date>2014-11-13T18:35:44.59</dc:date><text:p text:style-name="P45"><text:span text:style-name="T18">a nice img would be great, </text:span></text:p><text:p text:style-name="P45"><text:span text:style-name="T18">**why not make it in oo draw</text:span></text:p></office:annotation></text:span></text:p>
      <text:p text:style-name="P6"><text:span text:style-name="T14">Availability</text:span><text:span text:style-name="T15">: the application should be available handle user's request at all times using any device with an installed web browser.</text:span></text:p>
      <text:h text:style-name="P22" text:outline-level="1">4. Scenarios</text:h>
      <text:p text:style-name="P7">Event Creation</text:p>
      <text:p text:style-name="Text_20_body">Jolene has bee<text:span text:style-name="T13">n a software developer for 10 years. Being a female engineer in a male dominated field has compelled her to try help close the gender gap. Since she hasn't got a clear idea how to go about achieving her goal, she wants to invite all of her developer friends and colleagues for a session of brain storming. For that reason she has decided to organi</text:span>ze a dinner at her house the following weekend. Considering Jolene <text:span text:style-name="T13">and</text:span> her developer friends are MeteoCal users, Jolene logs in to the system, from her home page she chooses the “Create event” option which redirects her to a page where she can input the desired time and place, specify the event as being indoor or outdoor and invite all of her friends. <text:s/>After entering all needed information, she clicks on the “create” button, at which moment her newly created event is automatically enriched with weather information and she is redirected to a page informing her of a successful event creation. <text:s/></text:p>
      <text:p text:style-name="Text_20_body"/>
      <text:p text:style-name="P6">Event Invitations</text:p>
      <text:p text:style-name="Text_20_body">Jack and his wife Freda are both catholic and both come from very large and loving families. This means they get invited to a lot of weddings, birthday and anniversary parties, holy communion and christening celebrations, the list could go on. Naturally, it can be hard to keep track of all those events, especially the ones they get invited to a couple of months in advance, like it is usually the case of weddings. Luckily, Jack and Freda being technically savvy, <text:s/>have easily <text:soft-page-break/>convinced their families to use the MeteoCal system to manage the numerous events and invites. Now the two of them log in to the system each night to check their schedule. This night is no different, Jack navigates the the MeteoCal system from his browser, logs in and sees he has four new invitations for different events. He reads each of them, but accepts only three. The reason being that the rejected event is an invitation for a <text:s/>distant relative's graduation party and it overlaps with his father's birthday. After accepting the three events, they are added to his calendar. </text:p>
      <text:p text:style-name="Text_20_body"/>
      <text:p text:style-name="P7">Event Notifications</text:p>
      <text:p text:style-name="Text_20_body">John, being a CEO of a fortune 500 company, gets invited to a a lot of events, anything from found-raisers to grand openings of new locales. Given his importance, his time is precious and has to be managed well. It's a Friday night and upon arriving home late and tired from work, John logs into the MeteoCal system to check his schedule for the next day. He is pleasantly surprised to see a notification on his home page informing about the heavy rain that is expected the following morning, during the time an outdoor charity event was scheduled. John decides not to attend the event due to poor weather conditions. Content with the fact that he will get some well deserved rest, he logs out and goes about is night.</text:p>
      <text:p text:style-name="Text_20_body"><office:annotation><dc:creator>alojzije </dc:creator><dc:date>2014-11-13T18:35:12.60</dc:date><text:p text:style-name="P45"><text:span text:style-name="T18">Another scenario about an update/delete</text:span></text:p></office:annotation></text:p>
      <text:h text:style-name="P22" text:outline-level="1">5. UML models</text:h>
      <text:h text:style-name="Heading_20_2" text:outline-level="2">5.1 Use Case</text:h>
      <text:p text:style-name="Text_20_body">After stating all the desired features, goals and requirements, and describing possible scenarios we can identify some use cases. The diagrams are sown and described bellow</text:p>
      <text:h text:style-name="Heading_20_3" text:outline-level="3">5.1.1 Accessing the application</text:h>
      <text:p text:style-name="Text_20_body"/>
      <text:section text:style-name="Sect2" text:name="use case 1">
        <text:p text:style-name="P16"><draw:g text:anchor-type="char" draw:z-index="0" draw:style-name="gr1"><draw:custom-shape draw:name="Actor" draw:style-name="gr2" draw:text-style-name="P47" xml:id="id1" draw:id="id1" svg:width="1.825cm" svg:height="2.751cm" svg:x="-4.433cm" svg:y="-0.24cm"><draw:glue-point draw:id="4" svg:x="0cm" svg:y="-5cm" draw:escape-direction="up"/><draw:glue-point draw:id="5" svg:x="-5cm" svg:y="-1.15cm" draw:escape-direction="left"/><draw:glue-point draw:id="6" svg:x="5cm" svg:y="-1.15cm" draw:escape-direction="right"/><draw:glue-point draw:id="7" svg:x="-5cm" svg:y="5cm" draw:escape-direction="down"/><draw:glue-point draw:id="8" svg:x="5cm" svg:y="5cm" draw:escape-direction="down"/><draw:glue-point draw:id="9" svg:x="0.007cm" svg:y="1.05cm" draw:escape-direction="down"/><draw:glue-point draw:id="10" svg:x="5.01cm" svg:y="-2.77cm"/><draw:glue-point draw:id="11" svg:x="5.01cm" svg:y="1.956cm"/><draw:glue-point draw:id="12" svg:x="5.01cm" svg:y="3.774cm"/><text:p text:style-name="P46"><text:span text:style-name="T19">Guest</text:span></text:p><draw:enhanced-geometry svg:viewBox="0 0 675 1000" draw:mirror-horizontal="false" draw:mirror-vertical="false" draw:text-areas="-100 1000 775 1200" draw:type="NonPrimitive" draw:enhanced-path="M 338 260 L 338 605 N M 0 385 L 675 385 N M 338 605 L 0 1000 N M 338 605 L 675 1000 N U 338 130 130 130 0 360 Z N"/></draw:custom-shape><draw:connector draw:style-name="gr3" draw:text-style-name="P48" draw:type="line" svg:x1="-2.609cm" svg:y1="1.134cm" svg:x2="0.53cm" svg:y2="0.423cm" draw:start-shape="id1" draw:start-glue-point="1" draw:end-shape="id2" draw:end-glue-point="3" svg:d="M-2609 1134l3139-711"><text:p/></draw:connector><draw:connector draw:style-name="gr4" draw:text-style-name="P48" draw:type="line" svg:x1="-2.609cm" svg:y1="1.67cm" svg:x2="0.53cm" svg:y2="1.923cm" draw:start-shape="id1" draw:start-glue-point="11" draw:end-shape="id3" draw:end-glue-point="3" svg:d="M-2609 1670l3139 253"><text:p/></draw:connector><draw:custom-shape draw:name="Actor" draw:style-name="gr5" draw:text-style-name="P47" xml:id="id4" draw:id="id4" svg:width="1.825cm" svg:height="2.751cm" svg:x="-4.357cm" svg:y="5.81cm"><draw:glue-point draw:id="4" svg:x="0cm" svg:y="-5cm" draw:escape-direction="up"/><draw:glue-point draw:id="5" svg:x="-5cm" svg:y="-1.15cm" draw:escape-direction="left"/><draw:glue-point draw:id="6" svg:x="5cm" svg:y="-1.15cm" draw:escape-direction="right"/><draw:glue-point draw:id="7" svg:x="-5cm" svg:y="5cm" draw:escape-direction="down"/><draw:glue-point draw:id="8" svg:x="5cm" svg:y="5cm" draw:escape-direction="down"/><draw:glue-point draw:id="9" svg:x="0.007cm" svg:y="1.05cm" draw:escape-direction="down"/><draw:glue-point draw:id="10" svg:x="4.808cm" svg:y="-2.225cm"/><draw:glue-point draw:id="11" svg:x="5.01cm" svg:y="1.41cm"/><draw:glue-point draw:id="12" svg:x="5.01cm" svg:y="2.865cm"/><text:p text:style-name="P46"><text:span text:style-name="T19">User</text:span></text:p><draw:enhanced-geometry svg:viewBox="0 0 675 1000" draw:mirror-horizontal="false" draw:mirror-vertical="false" draw:text-areas="-100 1000 775 1200" draw:type="NonPrimitive" draw:enhanced-path="M 338 260 L 338 605 N M 0 385 L 675 385 N M 338 605 L 0 1000 N M 338 605 L 675 1000 N U 338 130 130 130 0 360 Z N"/></draw:custom-shape><draw:connector draw:style-name="gr6" draw:text-style-name="P48" draw:type="line" svg:x1="-2.569cm" svg:y1="6.574cm" svg:x2="0.031cm" svg:y2="4.874cm" draw:start-shape="id4" draw:start-glue-point="10" draw:end-shape="id5" svg:d="M-2569 6574l2600-1700"><text:p/></draw:connector><draw:connector draw:style-name="gr7" draw:text-style-name="P48" draw:type="line" svg:x1="-2.533cm" svg:y1="7.184cm" svg:x2="0.032cm" svg:y2="6.773cm" draw:start-shape="id4" draw:start-glue-point="1" draw:end-shape="id6" draw:end-glue-point="3" svg:d="M-2533 7184l2565-411"><text:p/></draw:connector><draw:connector draw:style-name="gr8" draw:text-style-name="P48" draw:type="line" svg:x1="-2.533cm" svg:y1="7.571cm" svg:x2="0.032cm" svg:y2="8.673cm" draw:start-shape="id4" draw:start-glue-point="11" draw:end-shape="id7" draw:end-glue-point="3" svg:d="M-2533 7571l2565 1102"><text:p/></draw:connector><draw:connector draw:style-name="gr9" draw:text-style-name="P48" draw:type="line" svg:x1="-2.533cm" svg:y1="7.971cm" svg:x2="0.133cm" svg:y2="10.575cm" draw:start-shape="id4" draw:start-glue-point="12" draw:end-shape="id8" draw:end-glue-point="3" svg:d="M-2533 7971l2666 2604"><text:p/></draw:connector><draw:ellipse draw:style-name="gr10" draw:text-style-name="P49" xml:id="id5" draw:id="id5" svg:width="4.201cm" svg:height="1.401cm" svg:x="0.031cm" svg:y="4.173cm"><text:p text:style-name="P46"><text:span text:style-name="T20">Manage events</text:span></text:p></draw:ellipse><draw:ellipse draw:style-name="gr10" draw:text-style-name="P49" xml:id="id6" draw:id="id6" svg:width="4.301cm" svg:height="1.4cm" svg:x="0.031cm" svg:y="6.075cm"><text:p text:style-name="P46"><text:span text:style-name="T20">View notifications</text:span></text:p></draw:ellipse><draw:ellipse draw:style-name="gr10" draw:text-style-name="P49" xml:id="id7" draw:id="id7" svg:width="4.301cm" svg:height="1.4cm" svg:x="0.031cm" svg:y="7.974cm"><text:p text:style-name="P46"><text:span text:style-name="T20">Manage invitations</text:span></text:p></draw:ellipse><draw:ellipse draw:style-name="gr10" draw:text-style-name="P49" xml:id="id8" draw:id="id8" svg:width="4.299cm" svg:height="1.401cm" svg:x="0.132cm" svg:y="9.874cm"><text:p text:style-name="P46"><text:span text:style-name="T20">Browse calendar</text:span></text:p></draw:ellipse><draw:ellipse draw:style-name="gr10" draw:text-style-name="P49" xml:id="id3" draw:id="id3" svg:width="3.202cm" svg:height="1.1cm" svg:x="0.531cm" svg:y="1.374cm"><text:p text:style-name="P46"><text:span text:style-name="T20">Log in</text:span></text:p></draw:ellipse><draw:ellipse draw:style-name="gr10" draw:text-style-name="P49" xml:id="id2" draw:id="id2" svg:width="3.202cm" svg:height="1.1cm" svg:x="0.531cm" svg:y="-0.125cm"><text:p text:style-name="P46"><text:span text:style-name="T20">Sign up</text:span></text:p></draw:ellipse></draw:g></text:p>
        <text:p text:style-name="P16"><text:soft-page-break/>Figure 5.1</text:p>
      </text:section>
      <table:table table:name="Table1" table:style-name="Table1">
        <table:table-column table:style-name="Table1.A"/>
        <table:table-column table:style-name="Table1.B"/>
        <table:table-row table:style-name="Table1.1">
          <table:table-cell table:style-name="Table1.A1" office:value-type="string">
            <text:p text:style-name="P13">Name</text:p>
          </table:table-cell>
          <table:table-cell table:style-name="Table1.A1" office:value-type="string">
            <text:p text:style-name="P12"><text:s/><text:span text:style-name="T6">Registration</text:span></text:p>
          </table:table-cell>
        </table:table-row>
        <table:table-row>
          <table:table-cell table:style-name="Table1.A2" office:value-type="string">
            <text:p text:style-name="P13">Actors</text:p>
          </table:table-cell>
          <table:table-cell table:style-name="Table1.B2" office:value-type="string">
            <text:p text:style-name="P12">Guest</text:p>
          </table:table-cell>
        </table:table-row>
        <table:table-row table:style-name="Table1.3">
          <table:table-cell table:style-name="Table1.A2" office:value-type="string">
            <text:p text:style-name="P13">Entry conditions</text:p>
          </table:table-cell>
          <table:table-cell table:style-name="Table1.B2" office:value-type="string">
            <text:p text:style-name="P12">The guest has never registered to the system</text:p>
          </table:table-cell>
        </table:table-row>
        <table:table-row>
          <table:table-cell table:style-name="Table1.A2" office:value-type="string">
            <text:p text:style-name="P13">Event flow</text:p>
          </table:table-cell>
          <table:table-cell table:style-name="Table1.B2" office:value-type="string">
            <text:list xml:id="list6227743083451302859" text:style-name="L10">
              <text:list-item>
                <text:p text:style-name="P43">After navigating to the MeteoCal home page, the guest <text:s/>chooses the <text:span text:style-name="T16">Sign up</text:span> option</text:p>
              </text:list-item>
              <text:list-item>
                <text:p text:style-name="P43">The system serves the guest the sign-up page containing a form asking him to enter basic information, his desired username and password</text:p>
              </text:list-item>
              <text:list-item>
                <text:p text:style-name="P43">Upon form submission the system checks if the information entered is valid. i.e. the username entered is not already in use by an existing user and the password field is not blank</text:p>
              </text:list-item>
              <text:list-item>
                <text:p text:style-name="P43">If the entered information is valid, <text:s/>the user is automatically logged in to the system and redirected to his personal home page</text:p>
              </text:list-item>
            </text:list>
          </table:table-cell>
        </table:table-row>
        <table:table-row>
          <table:table-cell table:style-name="Table1.A2" office:value-type="string">
            <text:p text:style-name="P13">Exit conditions</text:p>
          </table:table-cell>
          <table:table-cell table:style-name="Table1.B2" office:value-type="string">
            <text:p text:style-name="P12">The information about the new user is correctly stored and his own calendar is associated with the user</text:p>
          </table:table-cell>
        </table:table-row>
        <table:table-row>
          <table:table-cell table:style-name="Table1.A2" office:value-type="string">
            <text:p text:style-name="P13">Exceptions</text:p>
          </table:table-cell>
          <table:table-cell table:style-name="Table1.B2" office:value-type="string">
            <text:p text:style-name="P12">If he information the user entered is not valid, an appropriate message is displayed explaining what went wrong and the guest is shown the same form to be filled again.</text:p>
          </table:table-cell>
        </table:table-row>
      </table:table>
      <text:p text:style-name="P6"/>
      <text:p text:style-name="Text_20_body"/>
      <text:p text:style-name="Text_20_body"/>
      <text:p text:style-name="Text_20_body"><text:soft-page-break/></text:p>
      <table:table table:name="Table2" table:style-name="Table2">
        <table:table-column table:style-name="Table2.A"/>
        <table:table-column table:style-name="Table2.B"/>
        <table:table-row table:style-name="Table2.1">
          <table:table-cell table:style-name="Table2.A1" office:value-type="string">
            <text:p text:style-name="P13">Name</text:p>
          </table:table-cell>
          <table:table-cell table:style-name="Table2.A1" office:value-type="string">
            <text:p text:style-name="P12"><text:s/><text:span text:style-name="T6">Log in</text:span></text:p>
          </table:table-cell>
        </table:table-row>
        <table:table-row>
          <table:table-cell table:style-name="Table2.A2" office:value-type="string">
            <text:p text:style-name="P13">Actors</text:p>
          </table:table-cell>
          <table:table-cell table:style-name="Table2.B2" office:value-type="string">
            <text:p text:style-name="P12">Guest</text:p>
          </table:table-cell>
        </table:table-row>
        <table:table-row table:style-name="Table2.3">
          <table:table-cell table:style-name="Table2.A2" office:value-type="string">
            <text:p text:style-name="P13">Entry conditions</text:p>
          </table:table-cell>
          <table:table-cell table:style-name="Table2.B2" office:value-type="string">
            <text:p text:style-name="P12">The guest has already registered in the system and knows his username and password</text:p>
          </table:table-cell>
        </table:table-row>
        <table:table-row>
          <table:table-cell table:style-name="Table2.A2" office:value-type="string">
            <text:p text:style-name="P13">Event flow</text:p>
          </table:table-cell>
          <table:table-cell table:style-name="Table2.B2" office:value-type="string">
            <text:list xml:id="list22299783" text:continue-numbering="true" text:style-name="L10">
              <text:list-item>
                <text:p text:style-name="P43">After navigating to the MeteoCal home page, the guest <text:s/>chooses the <text:span text:style-name="T16">Log in</text:span> option</text:p>
              </text:list-item>
              <text:list-item>
                <text:p text:style-name="P43">The system requests the guest to enter his username and password </text:p>
              </text:list-item>
              <text:list-item>
                <text:p text:style-name="P43">Upon form submission the system checks if the username and the password match an existing user </text:p>
              </text:list-item>
              <text:list-item>
                <text:p text:style-name="P43">If the entered credentials match an existing user, <text:s/>the user is automatically logged in to the system and redirected to his personal home page</text:p>
              </text:list-item>
            </text:list>
          </table:table-cell>
        </table:table-row>
        <table:table-row>
          <table:table-cell table:style-name="Table2.A2" office:value-type="string">
            <text:p text:style-name="P13">Exit conditions</text:p>
          </table:table-cell>
          <table:table-cell table:style-name="Table2.B2" office:value-type="string">
            <text:p text:style-name="P12">The user is granted access to <text:s/>all of the MeteoCal's functionalities <text:s text:c="2"/></text:p>
          </table:table-cell>
        </table:table-row>
        <table:table-row>
          <table:table-cell table:style-name="Table2.A2" office:value-type="string">
            <text:p text:style-name="P13">Exceptions</text:p>
          </table:table-cell>
          <table:table-cell table:style-name="Table2.B2" office:value-type="string">
            <text:p text:style-name="P12">If he information the user entered is not valid, an appropriate message is displayed and the guest is asked to enter his username and password agai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5.1.2 Managing events</text:h>
      <text:section text:style-name="Sect2" text:name="Section1">
        <text:p text:style-name="P16"><draw:g text:anchor-type="paragraph" draw:z-index="1" draw:style-name="gr11"><draw:custom-shape draw:name="Actor" draw:style-name="gr12" draw:text-style-name="P47" xml:id="id11" draw:id="id11" svg:width="1.825cm" svg:height="2.751cm" svg:x="2.757cm" svg:y="0.575cm"><draw:glue-point draw:id="4" svg:x="0cm" svg:y="-5cm" draw:escape-direction="up"/><draw:glue-point draw:id="5" svg:x="-5cm" svg:y="-1.15cm" draw:escape-direction="left"/><draw:glue-point draw:id="6" svg:x="5cm" svg:y="-1.15cm" draw:escape-direction="right"/><draw:glue-point draw:id="7" svg:x="-5cm" svg:y="5cm" draw:escape-direction="down"/><draw:glue-point draw:id="8" svg:x="5cm" svg:y="5cm" draw:escape-direction="down"/><draw:glue-point draw:id="9" svg:x="0.007cm" svg:y="1.05cm" draw:escape-direction="down"/><draw:glue-point draw:id="10" svg:x="4.802cm" svg:y="-2.73cm"/><draw:glue-point draw:id="11" svg:x="5.01cm" svg:y="2.36cm"/><text:p text:style-name="P46"><text:span text:style-name="T19">User</text:span></text:p><draw:enhanced-geometry svg:viewBox="0 0 675 1000" draw:mirror-horizontal="false" draw:mirror-vertical="false" draw:text-areas="-100 1000 775 1200" draw:type="NonPrimitive" draw:enhanced-path="M 338 260 L 338 605 N M 0 385 L 675 385 N M 338 605 L 0 1000 N M 338 605 L 675 1000 N U 338 130 130 130 0 360 Z N"/></draw:custom-shape><draw:connector draw:style-name="gr13" draw:text-style-name="P50" draw:type="line" svg:x1="11.245cm" svg:y1="0.801cm" svg:x2="14.644cm" svg:y2="0.699cm" draw:start-shape="id9" draw:start-glue-point="1" draw:end-shape="id10" draw:end-glue-point="3" svg:d="M11245 801l3399-102"><svg:title>skks</svg:title><text:p text:style-name="P46"><text:span text:style-name="T21">&lt;&lt;include&gt;&gt;</text:span></text:p></draw:connector><draw:ellipse draw:style-name="gr10" draw:text-style-name="P49" xml:id="id9" draw:id="id9" svg:width="3.601cm" svg:height="1.401cm" svg:x="7.645cm" svg:y="0.101cm"><text:p text:style-name="P46"><text:span text:style-name="T20">Create event</text:span></text:p></draw:ellipse><draw:ellipse draw:style-name="gr10" draw:text-style-name="P49" xml:id="id12" draw:id="id12" svg:width="3.601cm" svg:height="1.4cm" svg:x="7.645cm" svg:y="1.801cm"><text:p text:style-name="P46"><text:span text:style-name="T20">Update event</text:span></text:p></draw:ellipse><draw:ellipse draw:style-name="gr10" draw:text-style-name="P49" xml:id="id13" draw:id="id13" svg:width="3.601cm" svg:height="1.401cm" svg:x="7.645cm" svg:y="3.6cm"><text:p text:style-name="P46"><text:span text:style-name="T20">Delete event</text:span></text:p></draw:ellipse><draw:ellipse draw:style-name="gr10" draw:text-style-name="P49" xml:id="id10" draw:id="id10" svg:width="3.601cm" svg:height="1.4cm" svg:x="14.644cm" svg:y="0cm"><text:p text:style-name="P46"><text:span text:style-name="T20">Invite users</text:span></text:p></draw:ellipse><draw:connector draw:style-name="gr14" draw:text-style-name="P51" draw:type="line" svg:x1="4.544cm" svg:y1="1.199cm" svg:x2="7.645cm" svg:y2="0.801cm" draw:start-shape="id11" draw:start-glue-point="10" draw:end-shape="id9" draw:end-glue-point="3" svg:d="M4544 1199l3101-398"><text:p/></draw:connector><draw:connector draw:style-name="gr14" draw:text-style-name="P51" draw:type="line" svg:x1="4.581cm" svg:y1="1.949cm" svg:x2="7.645cm" svg:y2="2.499cm" draw:start-shape="id11" draw:start-glue-point="1" draw:end-shape="id12" svg:d="M4581 1949l3064 550"><text:p/></draw:connector><draw:connector draw:style-name="gr14" draw:text-style-name="P51" draw:type="line" svg:x1="4.581cm" svg:y1="2.596cm" svg:x2="7.645cm" svg:y2="4.3cm" draw:start-shape="id11" draw:start-glue-point="11" draw:end-shape="id13" draw:end-glue-point="3" svg:d="M4581 2596l3064 1704"><text:p/></draw:connector><draw:connector draw:style-name="gr15" draw:text-style-name="P50" draw:type="line" svg:x1="14.644cm" svg:y1="0.699cm" svg:x2="11.245cm" svg:y2="2.499cm" draw:start-shape="id10" draw:start-glue-point="3" draw:end-shape="id12" draw:end-glue-point="1" svg:d="M14644 699l-3399 1800"><svg:title>skks</svg:title><text:p/></draw:connector><draw:frame draw:style-name="gr16" draw:text-style-name="P53" svg:width="2.601cm" svg:height="0.699cm" draw:transform="rotate (0.459719724975219) translate (11.9332777777778cm 2.02494444444444cm)"><draw:text-box><text:p text:style-name="P52"><text:span text:style-name="T21">&lt;&lt;extend&gt;&gt;</text:span></text:p></draw:text-box></draw:frame></draw:g></text:p>
        <text:p text:style-name="P17">Figure 5.2</text:p>
      </text:section>
      <text:p text:style-name="Text_20_body"/>
      <table:table table:name="Table3" table:style-name="Table3">
        <table:table-column table:style-name="Table3.A"/>
        <table:table-column table:style-name="Table3.B"/>
        <table:table-row table:style-name="Table3.1">
          <table:table-cell table:style-name="Table3.A1" office:value-type="string">
            <text:p text:style-name="P13">Name</text:p>
          </table:table-cell>
          <table:table-cell table:style-name="Table3.A1" office:value-type="string">
            <text:p text:style-name="P25">Create event</text:p>
          </table:table-cell>
        </table:table-row>
        <table:table-row>
          <table:table-cell table:style-name="Table3.A2" office:value-type="string">
            <text:p text:style-name="P13">Actors</text:p>
          </table:table-cell>
          <table:table-cell table:style-name="Table3.B2" office:value-type="string">
            <text:p text:style-name="P12">User</text:p>
          </table:table-cell>
        </table:table-row>
        <table:table-row table:style-name="Table3.3">
          <table:table-cell table:style-name="Table3.A2" office:value-type="string">
            <text:p text:style-name="P13">Entry conditions</text:p>
          </table:table-cell>
          <table:table-cell table:style-name="Table3.B2" office:value-type="string">
            <text:p text:style-name="P12">The user is logged in</text:p>
          </table:table-cell>
        </table:table-row>
        <table:table-row>
          <table:table-cell table:style-name="Table3.A2" office:value-type="string">
            <text:p text:style-name="P13">Event flow</text:p>
          </table:table-cell>
          <table:table-cell table:style-name="Table3.B2" office:value-type="string">
            <text:list xml:id="list22316253" text:continue-numbering="true" text:style-name="L10">
              <text:list-item>
                <text:p text:style-name="P43">User chooses the <text:span text:style-name="T17">Create event</text:span> option</text:p>
              </text:list-item>
              <text:list-item>
                <text:p text:style-name="P43">User is redirected to a page where he is asked to provide the following information:</text:p>
                <text:list>
                  <text:list-item>
                    <text:p text:style-name="P43">start/end time</text:p>
                  </text:list-item>
                  <text:list-item>
                    <text:p text:style-name="P43">location</text:p>
                  </text:list-item>
                  <text:list-item>
                    <text:p text:style-name="P43">specify if the event is indoors or outdoors</text:p>
                  </text:list-item>
                  <text:list-item>
                    <text:p text:style-name="P43">specify other users, if any, to invite (optional)</text:p>
                  </text:list-item>
                </text:list>
              </text:list-item>
              <text:list-item>
                <text:p text:style-name="P43">User submits the filled out form </text:p>
              </text:list-item>
            </text:list>
          </table:table-cell>
        </table:table-row>
        <table:table-row>
          <table:table-cell table:style-name="Table3.A2" office:value-type="string">
            <text:p text:style-name="P13">Exit conditions</text:p>
          </table:table-cell>
          <table:table-cell table:style-name="Table3.B2" office:value-type="string">
            <text:p text:style-name="P12">The new event is created, enriched with a weather forecast, if available, and it's shown in the user's <text:soft-page-break/>calendar. <text:s/>Invitations are send to all invite users, if any</text:p>
            <text:p text:style-name="P12"/>
          </table:table-cell>
        </table:table-row>
        <table:table-row>
          <table:table-cell table:style-name="Table3.A2" office:value-type="string">
            <text:p text:style-name="P13">Exceptions</text:p>
          </table:table-cell>
          <table:table-cell table:style-name="Table3.B2" office:value-type="string">
            <text:p text:style-name="P12">If the user submits the form with at least one non-optional field empty, an appropriate message will be displayed and the user will <text:s/>be asked to fill out the the missing information</text:p>
          </table:table-cell>
        </table:table-row>
      </table:table>
      <text:p text:style-name="P6"/>
      <text:p text:style-name="P6"/>
      <table:table table:name="Table4" table:style-name="Table4">
        <table:table-column table:style-name="Table4.A"/>
        <table:table-column table:style-name="Table4.B"/>
        <table:table-row table:style-name="Table4.1">
          <table:table-cell table:style-name="Table4.A1" office:value-type="string">
            <text:p text:style-name="P13">Name</text:p>
          </table:table-cell>
          <table:table-cell table:style-name="Table4.A1" office:value-type="string">
            <text:p text:style-name="P25">Update event</text:p>
          </table:table-cell>
        </table:table-row>
        <table:table-row>
          <table:table-cell table:style-name="Table4.A2" office:value-type="string">
            <text:p text:style-name="P13">Actors</text:p>
          </table:table-cell>
          <table:table-cell table:style-name="Table4.B2" office:value-type="string">
            <text:p text:style-name="P12">User</text:p>
          </table:table-cell>
        </table:table-row>
        <table:table-row table:style-name="Table4.3">
          <table:table-cell table:style-name="Table4.A2" office:value-type="string">
            <text:p text:style-name="P13">Entry conditions</text:p>
          </table:table-cell>
          <table:table-cell table:style-name="Table4.B2" office:value-type="string">
            <text:p text:style-name="P12">The user is logged in and is the organizer of the event in question</text:p>
          </table:table-cell>
        </table:table-row>
        <table:table-row>
          <table:table-cell table:style-name="Table4.A2" office:value-type="string">
            <text:p text:style-name="P13">Event flow</text:p>
          </table:table-cell>
          <table:table-cell table:style-name="Table4.B2" office:value-type="string">
            <text:list xml:id="list22296599" text:continue-numbering="true" text:style-name="L10">
              <text:list-item>
                <text:p text:style-name="P43">User <text:s/>selects the event and chooses the <text:span text:style-name="T17">Update event</text:span> option</text:p>
              </text:list-item>
              <text:list-item>
                <text:p text:style-name="P43">User is redirected to a page where he is will e able to modify the following information:</text:p>
                <text:list>
                  <text:list-item>
                    <text:p text:style-name="P43">start/end time</text:p>
                  </text:list-item>
                  <text:list-item>
                    <text:p text:style-name="P43">location</text:p>
                  </text:list-item>
                  <text:list-item>
                    <text:p text:style-name="P43">specify if the event is indoors or outdoors</text:p>
                  </text:list-item>
                  <text:list-item>
                    <text:p text:style-name="P43">specify other users, if any, to invite (optional)</text:p>
                  </text:list-item>
                </text:list>
              </text:list-item>
              <text:list-item>
                <text:p text:style-name="P43">User submits the filled out form </text:p>
              </text:list-item>
            </text:list>
          </table:table-cell>
        </table:table-row>
        <table:table-row>
          <table:table-cell table:style-name="Table4.A2" office:value-type="string">
            <text:p text:style-name="P13">Exit conditions</text:p>
          </table:table-cell>
          <table:table-cell table:style-name="Table4.B2" office:value-type="string">
            <text:p text:style-name="P12">The event is modified, and invitations are send to all newly invited users, if any</text:p>
          </table:table-cell>
        </table:table-row>
        <table:table-row>
          <table:table-cell table:style-name="Table4.A2" office:value-type="string">
            <text:p text:style-name="P13">Exceptions</text:p>
          </table:table-cell>
          <table:table-cell table:style-name="Table4.B2" office:value-type="string">
            <text:p text:style-name="P12">If the user submits the form with at least one non-optional field empty, an appropriate message will be <text:soft-page-break/>displayed and the user will <text:s/>be asked to fill out the the missing information</text:p>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13">Name</text:p>
          </table:table-cell>
          <table:table-cell table:style-name="Table5.A1" office:value-type="string">
            <text:p text:style-name="P25">Delete event</text:p>
          </table:table-cell>
        </table:table-row>
        <table:table-row>
          <table:table-cell table:style-name="Table5.A2" office:value-type="string">
            <text:p text:style-name="P13">Actors</text:p>
          </table:table-cell>
          <table:table-cell table:style-name="Table5.B2" office:value-type="string">
            <text:p text:style-name="P12">User</text:p>
          </table:table-cell>
        </table:table-row>
        <table:table-row table:style-name="Table5.3">
          <table:table-cell table:style-name="Table5.A2" office:value-type="string">
            <text:p text:style-name="P13">Entry conditions</text:p>
          </table:table-cell>
          <table:table-cell table:style-name="Table5.B2" office:value-type="string">
            <text:p text:style-name="P12">The user is logged in and is either the organizer or a participant of the event in question</text:p>
          </table:table-cell>
        </table:table-row>
        <table:table-row>
          <table:table-cell table:style-name="Table5.A2" office:value-type="string">
            <text:p text:style-name="P13">Event flow</text:p>
          </table:table-cell>
          <table:table-cell table:style-name="Table5.B2" office:value-type="string">
            <text:list xml:id="list22299304" text:continue-numbering="true" text:style-name="L10">
              <text:list-item>
                <text:p text:style-name="P43">User <text:s/>selects the event and chooses the <text:span text:style-name="T17">Delete event</text:span> option</text:p>
              </text:list-item>
              <text:list-item>
                <text:p text:style-name="P43">Two cases are possible:</text:p>
              </text:list-item>
            </text:list>
            <text:list xml:id="list2038188373401906888" text:style-name="L11">
              <text:list-item>
                <text:list>
                  <text:list-item>
                    <text:p text:style-name="P44">If the user is the organizer, the event is removed from his calendar and from the calendar of all of it's participants</text:p>
                  </text:list-item>
                  <text:list-item>
                    <text:p text:style-name="P44">If the user is a participant, the event is deleted only from his calendar</text:p>
                  </text:list-item>
                </text:list>
              </text:list-item>
            </text:list>
          </table:table-cell>
        </table:table-row>
        <table:table-row>
          <table:table-cell table:style-name="Table5.A2" office:value-type="string">
            <text:p text:style-name="P13">Exit conditions</text:p>
          </table:table-cell>
          <table:table-cell table:style-name="Table5.B2" office:value-type="string">
            <text:p text:style-name="P12">The event is deleted and it is removed from the users calendar</text:p>
          </table:table-cell>
        </table:table-row>
      </table:table>
      <text:p text:style-name="Standard"/>
      <text:p text:style-name="Text_20_body"/>
      <text:p text:style-name="Text_20_body"/>
      <text:p text:style-name="Text_20_body"/>
      <text:p text:style-name="Text_20_body"/>
      <text:p text:style-name="Text_20_body"/>
      <text:h text:style-name="Heading_20_3" text:outline-level="3"><text:soft-page-break/>5.1.2 Managing invitations</text:h>
      <text:section text:style-name="Sect2" text:name="Section2">
        <text:p text:style-name="P16"><draw:g text:anchor-type="paragraph" draw:z-index="2" draw:style-name="gr11"><draw:custom-shape draw:name="Actor" draw:style-name="gr17" draw:text-style-name="P47" xml:id="id14" draw:id="id14" svg:width="1.936cm" svg:height="3.276cm" svg:x="2.755cm" svg:y="1.012cm"><draw:glue-point draw:id="4" svg:x="0cm" svg:y="-5cm" draw:escape-direction="up"/><draw:glue-point draw:id="5" svg:x="-5cm" svg:y="-1.15cm" draw:escape-direction="left"/><draw:glue-point draw:id="6" svg:x="5cm" svg:y="-1.15cm" draw:escape-direction="right"/><draw:glue-point draw:id="7" svg:x="-5cm" svg:y="5cm" draw:escape-direction="down"/><draw:glue-point draw:id="8" svg:x="5cm" svg:y="5cm" draw:escape-direction="down"/><draw:glue-point draw:id="9" svg:x="0.007cm" svg:y="1.05cm" draw:escape-direction="down"/><text:p text:style-name="P46"><text:span text:style-name="T19">User</text:span></text:p><draw:enhanced-geometry svg:viewBox="0 0 675 1000" draw:mirror-horizontal="false" draw:mirror-vertical="false" draw:text-areas="-100 1000 775 1200" draw:type="NonPrimitive" draw:enhanced-path="M 338 260 L 338 605 N M 0 385 L 675 385 N M 338 605 L 0 1000 N M 338 605 L 675 1000 N U 338 130 130 130 0 360 Z N"/></draw:custom-shape><draw:ellipse draw:style-name="gr10" draw:text-style-name="P49" xml:id="id16" draw:id="id16" svg:width="3.82cm" svg:height="1.668cm" svg:x="14.425cm" svg:y="0cm"><text:p text:style-name="P46"><text:span text:style-name="T20">Accept invitation</text:span></text:p></draw:ellipse><draw:ellipse draw:style-name="gr10" draw:text-style-name="P49" svg:width="3.82cm" svg:height="1.669cm" svg:x="14.425cm" svg:y="3.334cm"><text:p text:style-name="P46"><text:span text:style-name="T20">Decline invitation</text:span></text:p></draw:ellipse><draw:connector draw:style-name="gr14" draw:text-style-name="P51" draw:type="line" svg:x1="4.69cm" svg:y1="2.649cm" svg:x2="7.422cm" svg:y2="2.619cm" draw:start-shape="id14" draw:start-glue-point="1" draw:end-shape="id15" draw:end-glue-point="3" svg:d="M4690 2649l2732-30"><text:p/></draw:connector><draw:ellipse draw:style-name="gr10" draw:text-style-name="P49" xml:id="id15" draw:id="id15" svg:width="3.82cm" svg:height="1.668cm" svg:x="7.422cm" svg:y="1.787cm"><text:p text:style-name="P46"><text:span text:style-name="T20">View invitations</text:span></text:p></draw:ellipse><draw:connector draw:style-name="gr18" draw:text-style-name="P51" draw:type="line" svg:x1="11.241cm" svg:y1="2.619cm" svg:x2="14.425cm" svg:y2="0.833cm" draw:start-shape="id15" draw:start-glue-point="1" draw:end-shape="id16" svg:d="M11241 2619l3184-1786"><text:p/></draw:connector><draw:line draw:style-name="gr18" draw:text-style-name="P51" svg:x1="11.242cm" svg:y1="2.739cm" svg:x2="14.531cm" svg:y2="4.049cm"><text:p/></draw:line><draw:frame draw:style-name="gr19" draw:text-style-name="P53" svg:width="2.641cm" svg:height="0.699cm" draw:transform="rotate (0.519759051243813) translate (11.2887777777778cm 1.83091666666667cm)"><draw:text-box><text:p text:style-name="P52"><text:span text:style-name="T21">&lt;&lt;include&gt;&gt;</text:span></text:p></draw:text-box></draw:frame><draw:frame draw:style-name="gr19" draw:text-style-name="P53" svg:width="2.641cm" svg:height="0.699cm" draw:transform="rotate (-0.406312649865389) translate (11.2993611111111cm 2.67758333333333cm)"><draw:text-box><text:p text:style-name="P52"><text:span text:style-name="T21">&lt;&lt;include&gt;&gt;</text:span></text:p></draw:text-box></draw:frame></draw:g></text:p>
        <text:p text:style-name="P17">Figure 5.3</text:p>
      </text:section>
      <text:p text:style-name="Text_20_body"/>
      <table:table table:name="Table6" table:style-name="Table6">
        <table:table-column table:style-name="Table6.A"/>
        <table:table-column table:style-name="Table6.B"/>
        <table:table-row table:style-name="Table6.1">
          <table:table-cell table:style-name="Table6.A1" office:value-type="string">
            <text:p text:style-name="P13">Name</text:p>
          </table:table-cell>
          <table:table-cell table:style-name="Table6.A1" office:value-type="string">
            <text:p text:style-name="P25">Accept event invitation</text:p>
          </table:table-cell>
        </table:table-row>
        <table:table-row>
          <table:table-cell table:style-name="Table6.A2" office:value-type="string">
            <text:p text:style-name="P13">Actors</text:p>
          </table:table-cell>
          <table:table-cell table:style-name="Table6.B2" office:value-type="string">
            <text:p text:style-name="P12">User</text:p>
          </table:table-cell>
        </table:table-row>
        <table:table-row table:style-name="Table6.3">
          <table:table-cell table:style-name="Table6.A2" office:value-type="string">
            <text:p text:style-name="P13">Entry conditions</text:p>
          </table:table-cell>
          <table:table-cell table:style-name="Table6.B2" office:value-type="string">
            <text:p text:style-name="P12">The user is logged in and has received an invitation from another user</text:p>
          </table:table-cell>
        </table:table-row>
        <table:table-row>
          <table:table-cell table:style-name="Table6.A2" office:value-type="string">
            <text:p text:style-name="P13">Event flow</text:p>
          </table:table-cell>
          <table:table-cell table:style-name="Table6.B2" office:value-type="string">
            <text:list xml:id="list22312011" text:continue-list="list22299304" text:style-name="L10">
              <text:list-item>
                <text:p text:style-name="P43">User selects the invitation after which he is presented with two choices, either to accept or decline</text:p>
              </text:list-item>
              <text:list-item>
                <text:p text:style-name="P43">User accepts the invitation</text:p>
              </text:list-item>
            </text:list>
          </table:table-cell>
        </table:table-row>
        <table:table-row>
          <table:table-cell table:style-name="Table6.A2" office:value-type="string">
            <text:p text:style-name="P13">Exit conditions</text:p>
          </table:table-cell>
          <table:table-cell table:style-name="Table6.B2" office:value-type="string">
            <text:p text:style-name="P12">The notification is removed, and the event is added to the user's calendar</text:p>
          </table:table-cell>
        </table:table-row>
      </table:table>
      <text:p text:style-name="P6"/>
      <text:p text:style-name="P6"/>
      <text:p text:style-name="P6"/>
      <text:p text:style-name="P6"/>
      <text:p text:style-name="P6"/>
      <text:p text:style-name="P6"><text:soft-page-break/></text:p>
      <table:table table:name="Table7" table:style-name="Table7">
        <table:table-column table:style-name="Table7.A"/>
        <table:table-column table:style-name="Table7.B"/>
        <table:table-row table:style-name="Table7.1">
          <table:table-cell table:style-name="Table7.A1" office:value-type="string">
            <text:p text:style-name="P13">Name</text:p>
          </table:table-cell>
          <table:table-cell table:style-name="Table7.A1" office:value-type="string">
            <text:p text:style-name="P25">Decline event invitation</text:p>
          </table:table-cell>
        </table:table-row>
        <table:table-row>
          <table:table-cell table:style-name="Table7.A2" office:value-type="string">
            <text:p text:style-name="P13">Actors</text:p>
          </table:table-cell>
          <table:table-cell table:style-name="Table7.B2" office:value-type="string">
            <text:p text:style-name="P12">User</text:p>
          </table:table-cell>
        </table:table-row>
        <table:table-row table:style-name="Table7.3">
          <table:table-cell table:style-name="Table7.A2" office:value-type="string">
            <text:p text:style-name="P13">Entry conditions</text:p>
          </table:table-cell>
          <table:table-cell table:style-name="Table7.B2" office:value-type="string">
            <text:p text:style-name="P12">The user is logged in and has received an invitation from another user</text:p>
          </table:table-cell>
        </table:table-row>
        <table:table-row>
          <table:table-cell table:style-name="Table7.A2" office:value-type="string">
            <text:p text:style-name="P13">Event flow</text:p>
          </table:table-cell>
          <table:table-cell table:style-name="Table7.B2" office:value-type="string">
            <text:list xml:id="list22311361" text:continue-numbering="true" text:style-name="L10">
              <text:list-item>
                <text:p text:style-name="P43">User selects the invitation after which he is presented with two choices, either to accept or decline</text:p>
              </text:list-item>
              <text:list-item>
                <text:p text:style-name="P43">User declines the invitation</text:p>
              </text:list-item>
            </text:list>
          </table:table-cell>
        </table:table-row>
        <table:table-row>
          <table:table-cell table:style-name="Table7.A2" office:value-type="string">
            <text:p text:style-name="P13">Exit conditions</text:p>
          </table:table-cell>
          <table:table-cell table:style-name="Table7.B2" office:value-type="string">
            <text:p text:style-name="P12">The notification is remov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Segoe UI" svg:font-family="'Segoe UI'" style:font-family-generic="swiss"/>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cmbx121" fo:font-size="14pt"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17</text:page-number></text:p>
      </style:footer>
    </style:master-page>
    <style:master-page style:name="First_20_Page" style:display-name="First Page" style:page-layout-name="Mpm2" style:next-style-name="Standard">
      <style:footer>
        <text:p text:style-name="Footer"><text:page-number text:select-page="current">16</text:page-number></text:p>
      </style:footer>
    </style:master-page>
    <style:master-page style:name="Index" style:page-layout-name="Mpm3">
      <style:footer>
        <text:p text:style-name="MP1"><text:page-number text:select-page="current">ii</text:page-number></text:p>
      </style:footer>
    </style:master-page>
    <style:master-page style:name="Landscape" style:page-layout-name="Mpm4"/>
    <style:master-page style:name="frontPageRasd"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1-15T02:15:08.54</dc:date>
    <dc:creator>alojzije </dc:creator>
    <meta:editing-duration>P1DT11H1M45S</meta:editing-duration>
    <meta:editing-cycles>91</meta:editing-cycles>
    <meta:generator>OpenOffice/4.1.1$Win32 OpenOffice.org_project/411m6$Build-9775</meta:generator>
    <meta:document-statistic meta:table-count="7" meta:image-count="0" meta:object-count="0" meta:page-count="21" meta:paragraph-count="240" meta:word-count="2765" meta:character-count="16054"/>
  </office:meta>
</office:document-meta>
</file>